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6.509cm" style:rel-column-width="25072*"/>
    </style:style>
    <style:style style:name="Tabel13.B" style:family="table-column">
      <style:table-column-properties style:column-width="10.504cm" style:rel-column-width="40463*"/>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7</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156599644"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367562789"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1130586387"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136266788"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1797047427"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7, the built-in version will be hidden (to avoid confusion). If you uninstall version 1.1.7,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1859077723"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744401903"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288322863"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245530509"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oft-page-break/><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ext:soft-page-break/>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original_image_size, notes, use_dublin_core, ignore_hard_line_breaks, ignore_empty_paragraphs, ignore_double_spaces, split_level, repeat_levels</text:span><text:span text:style-name="Source_20_Text">,</text:span><text:span text:style-name="Source_20_Text">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original_image_size, ignore_hard_line_breaks, ignore_empty_paragraphs, ignore_double_spaces, display_hidden_text, notes, split_level, page_break_split, split_after, external_toc_depth, include_toc</text:span></text:p>
      <text:p text:style-name="Heading_20_4">Calc2xhtml</text:p>
      <text:p text:style-name="Text_20_body_20_left_20_justified"><text:span text:style-name="Source_20_Text">scaling, column_scaling, convert_to_px, original_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577315222" text:style-name="L10">
        <text:list-item>
          <text:p text:style-name="P21">Unzip <text:span text:style-name="Source_20_Text">writer2latex117alpha.zip</text:span> into some directory. This will create a subdirectory <text:span text:style-name="Source_20_Text">writer2latex11</text:span>.</text:p>
        </text:list-item>
        <text:list-item>
          <text:p text:style-name="P21">Add this directory to your PATH environment variable (optional but re­com­men­ded).</text:p>
        </text:list-item>
      </text:list>
      <text:p text:style-name="Text_20_body">In some cases you may have to edit <text:span text:style-name="Source_20_Text">w2l.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2l.bat</text:span> with a text editor and edit the approriate line to contain the full path to the Java executable, eg.</text:p>
      <text:p text:style-name="Preformatted_20_Text">set JAVAEXE="C:\j2sdk1.5.0_01\bin\java”</text:p>
      <text:h text:style-name="Heading_20_3" text:outline-level="3">Installation for Unix and friends</text:h>
      <text:list xml:id="list657063568" text:style-name="L11">
        <text:list-item>
          <text:p text:style-name="P22">Unzip <text:span text:style-name="Source_20_Text">writer2latex117alpha.zip</text:span> into some directory. This will create a subdirectory <text:span text:style-name="Source_20_Text">writer2latex11</text:span>.</text:p>
        </text:list-item>
        <text:list-item>
          <text:p text:style-name="P22">Add this directory to your PATH environment variable (optional but recommended).</text:p>
        </text:list-item>
        <text:list-item>
          <text:p text:style-name="P22">Add execute permissions to <text:span text:style-name="Source_20_Text">w2l</text:span> as follows:</text:p>
          <text:p text:style-name="P30">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803323738"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text:span text:style-name="T2">use_natbib</text:span></text:span></text:p>
          </table:table-cell>
          <table:table-cell table:style-name="Tabel13.B2" office:value-type="string">
            <text:p text:style-name="Text_20_body">Setting this option to true loads the LaTeX package <text:span text:style-name="Source_20_Text">natbib.sty</text:span>.</text:p>
          </table:table-cell>
        </table:table-row>
        <table:table-row>
          <table:table-cell table:style-name="Tabel13.A2" office:value-type="string">
            <text:p text:style-name="Table_20_Contents"><text:span text:style-name="Source_20_Text"><text:span text:style-name="T2">natbib_options</text:span></text:span></text:p>
          </table:table-cell>
          <table:table-cell table:style-name="Tabel13.B2" office:value-type="string">
            <text:p text:style-name="Text_20_body">Use this option to provide options to <text:span text:style-name="Source_20_Text">natbib.sty</text:span>.</text:p>
          </table:table-cell>
        </table:table-row>
        <text:soft-page-break/>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take advantage of the LaTeX package <text:span text:style-name="Source_20_Text">natbib.sty</text:span>. If <text:span text:style-name="Source_20_Text">use_natbib</text:span> is set to <text:span text:style-name="Source_20_Text">true</text:span>.<text:line-break/>Otherwise (default), JabRef references and bibliography will be exported as text.</text:p>
          </table:table-cell>
        </table:table-row>
        <table:table-row>
          <table:table-cell table:style-name="Tabel13.A2" office:value-type="string">
            <text:p text:style-name="Table_20_Contents"><text:span text:style-name="Source_20_Text">include_original_citations</text:span></text:p>
          </table:table-cell>
          <table:table-cell table:style-name="Tabel13.B2" office:value-type="string">
            <text:p text:style-name="Text_20_body">If you convert Zotero or JabRef references, you can set this option to <text:span text:style-name="Source_20_Text">true</text:span> (default is <text:span text:style-name="Source_20_Text">false</text:span>) to include the original citation inserted by Zotero/JabRef as a comment in the LaTeX source.</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ext:soft-page-break/>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ext:soft-page-break/>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ext:soft-page-break/>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609050652"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text:soft-page-break/>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text:soft-page-break/>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oft-page-break/><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ext:soft-page-break/>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ext:soft-page-break/>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XHTML export, the format will be as specified in <text:a xlink:type="simple" xlink:href="http://dublincore.org/documents/dcq-html/">http://dublincore.org/documents/dcq-html/</text:a>).</text:p>
            <text:p text:style-name="Table_20_Contents">For the EPUB export this option has no effect, cf. section <text:bookmark-ref text:reference-format="chapter" text:ref-name="__RefHeading__35222417">Fejl: Henvisningskilde ikke fundet</text:bookmark-ref> for EPUB meta data.</text:p>
            <text:p text:style-name="Table_20_Contents">If the value is <text:span text:style-name="Source_20_Text">false</text:span>, it will not be exported (default is <text:span text:style-name="Source_20_Text">true</text:span>).</text:p>
          </table:table-cell>
        </table:table-row>
        <text:soft-page-break/>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ext:soft-page-break/>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ext:soft-page-break/>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oft-page-break/><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027703320"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text:soft-page-break/>&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096223533"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text:soft-page-break/>&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text:soft-page-break/>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Meta data</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export filter includes a custom editor for these.) The following properties are supported:</text:p>
      <text:list xml:id="list1001714549"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p text:style-name="P26">If no creator is defined, Writer2xhtml will export the default creator given in the document (this is usually taken from OOo's user settings).</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oft-page-break/><text:span text:style-name="T5">date1.creation</text:span>, <text:span text:style-name="T5">date2.modification</text:span>.</text:p>
          <text:p text:style-name="P2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2030722632" text:continue-numbering="true" text:style-name="L16">
        <text:list-item>
          <text:p text:style-name="P26"><text:span text:style-name="T5">Publisher</text:span>: The publisher of the document.</text:p>
        </text:list-item>
        <text:list-item>
          <text:p text:style-name="P26"><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MIME type!file name!URL</text:span></text:p>
            <text:p text:style-name="Table_20_Contents">For example</text:p>
            <text:p text:style-name="Table_20_Contents"><text:span text:style-name="Source_20_Text">image/png!background.png!file://mycomputer/home/myself/images/bg.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oft-page-break/><text:s text:c="2"/>[in] string sTargetURL,</text:p>
      <text:p text:style-name="Preformatted_20_Text"><text:s text:c="2"/>[in] sequence&lt;com::sun::star::beans::PropertyValue&gt; lArguments, </text:p>
      <text:p text:style-name="Preformatted_20_Text"><text:s text:c="2"/>[in] XBatchHandler handler );</text:p>
      <text:list xml:id="list1372195314" text:style-name="L17">
        <text:list-item>
          <text:p text:style-name="P27">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ext:soft-page-break/>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719025464"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1-03-04T16:01:56</dc:date>
    <meta:print-date>2004-06-29T10:09:33</meta:print-date>
    <dc:language>en-US</dc:language>
    <meta:editing-cycles>303</meta:editing-cycles>
    <meta:editing-duration>PT41H00M48S</meta:editing-duration>
    <meta:document-statistic meta:table-count="24" meta:image-count="1" meta:object-count="0" meta:page-count="44" meta:paragraph-count="1066" meta:word-count="12491" meta:character-count="82428"/>
    <meta:user-defined meta:name="Info 1"/>
    <meta:user-defined meta:name="Info 2"/>
    <meta:user-defined meta:name="Info 3"/>
    <meta:user-defined meta:name="Info 4"/>
  </office:meta>
</office:document-meta>
</file>